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2811in"/>
    </style:style>
    <style:style style:name="co3" style:family="table-column">
      <style:table-column-properties fo:break-before="auto" style:column-width="2.0626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4583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0"/>
    <style:style style:name="ce2" style:family="table-cell" style:parent-style-name="Default" style:data-style-name="N5104"/>
    <style:style style:name="ce3" style:family="table-cell" style:parent-style-name="Default" style:data-style-name="N70"/>
    <style:style style:name="ce4" style:family="table-cell" style:parent-style-name="Default" style:data-style-name="N116"/>
    <style:style style:name="ce5" style:family="table-cell" style:parent-style-name="Default" style:data-style-name="N5117"/>
  </office:automatic-styles>
  <office:body>
    <office:spreadsheet>
      <table:calculation-settings table:automatic-find-labels="false" table:use-regular-expressions="false"/>
      <table:table table:name="Card_Bo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>
            <text:p>Set</text:p>
          </table:table-cell>
          <table:table-cell office:value-type="string">
            <text:p>#</text:p>
          </table:table-cell>
          <table:table-cell office:value-type="string">
            <text:p>Primary Card Name</text:p>
          </table:table-cell>
          <table:table-cell office:value-type="string">
            <text:p>Occurence</text:p>
          </table:table-cell>
          <table:table-cell office:value-type="string">
            <text:p>Quantity</text:p>
          </table:table-cell>
          <table:table-cell office:value-type="string">
            <text:p>Est Value</text:p>
          </table:table-cell>
          <table:table-cell office:value-type="string">
            <text:p>Condition</text:p>
          </table:table-cell>
          <table:table-cell office:value-type="string">
            <text:p>Holo?</text:p>
          </table:table-cell>
          <table:table-cell office:value-type="string">
            <text:p>Subtotal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Chilias, the Oracl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2]*[.F2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]+1" office:value-type="float" office:value="2">
            <text:p>2</text:p>
          </table:table-cell>
          <table:table-cell office:value-type="string">
            <text:p>Dia Nork, Moonlight Guardia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6.95">
            <text:p>$6.95</text:p>
          </table:table-cell>
          <table:table-cell office:value-type="string">
            <text:p>Good/Fair</text:p>
          </table:table-cell>
          <table:table-cell/>
          <table:table-cell table:style-name="ce4" table:formula="of:=[.E3]*[.F3]" office:value-type="currency" office:currency="USD" office:value="6.95">
            <text:p>$6.9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]+1" office:value-type="float" office:value="3">
            <text:p>3</text:p>
          </table:table-cell>
          <table:table-cell office:value-type="string">
            <text:p>Emerald Grass</text:p>
          </table:table-cell>
          <table:table-cell office:value-type="string">
            <text:p>Common</text:p>
          </table:table-cell>
          <table:table-cell office:value-type="float" office:value="11">
            <text:p>1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4]*[.F4]" office:value-type="currency" office:currency="USD" office:value="3.85">
            <text:p>$3.8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]+1" office:value-type="float" office:value="4">
            <text:p>4</text:p>
          </table:table-cell>
          <table:table-cell office:value-type="string">
            <text:p>Frei, Vizier of Air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5]*[.F5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]+1" office:value-type="float" office:value="5">
            <text:p>5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6]*[.F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]+1" office:value-type="float" office:value="6">
            <text:p>6</text:p>
          </table:table-cell>
          <table:table-cell office:value-type="string">
            <text:p>Holy Awe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 office:value-type="currency" office:currency="USD" office:value="1.88">
            <text:p>$1.88</text:p>
          </table:table-cell>
          <table:table-cell office:value-type="string">
            <text:p>Good/Fair</text:p>
          </table:table-cell>
          <table:table-cell/>
          <table:table-cell table:style-name="ce4" table:formula="of:=[.E7]*[.F7]" office:value-type="currency" office:currency="USD" office:value="7.52">
            <text:p>$7.52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]+1" office:value-type="float" office:value="7">
            <text:p>7</text:p>
          </table:table-cell>
          <table:table-cell office:value-type="string">
            <text:p>Iere, Vizier of Bullets</text:p>
          </table:table-cell>
          <table:table-cell office:value-type="string">
            <text:p>Common</text:p>
          </table:table-cell>
          <table:table-cell office:value-type="float" office:value="11">
            <text:p>11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8]*[.F8]" office:value-type="currency" office:currency="USD" office:value="3.85">
            <text:p>$3.8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]+1" office:value-type="float" office:value="8">
            <text:p>8</text:p>
          </table:table-cell>
          <table:table-cell office:value-type="string">
            <text:p>Iocant, the Oracle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9]*[.F9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]+1" office:value-type="float" office:value="9">
            <text:p>9</text:p>
          </table:table-cell>
          <table:table-cell office:value-type="string">
            <text:p>La Ura Giga, Sky Guardian</text:p>
          </table:table-cell>
          <table:table-cell office:value-type="string">
            <text:p>Common</text:p>
          </table:table-cell>
          <table:table-cell office:value-type="float" office:value="9">
            <text:p>9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0]*[.F10]" office:value-type="currency" office:currency="USD" office:value="3.15">
            <text:p>$3.1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]+1" office:value-type="float" office:value="10">
            <text:p>10</text:p>
          </table:table-cell>
          <table:table-cell office:value-type="string">
            <text:p>Lah, Purification Enforcer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1.33">
            <text:p>$1.33</text:p>
          </table:table-cell>
          <table:table-cell office:value-type="string">
            <text:p>Good/Fair</text:p>
          </table:table-cell>
          <table:table-cell/>
          <table:table-cell table:style-name="ce4" table:formula="of:=[.E11]*[.F11]" office:value-type="currency" office:currency="USD" office:value="2.66">
            <text:p>$2.6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1]+1" office:value-type="float" office:value="11">
            <text:p>11</text:p>
          </table:table-cell>
          <table:table-cell office:value-type="string">
            <text:p>Laser Wing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2]*[.F12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2]+1" office:value-type="float" office:value="12">
            <text:p>12</text:p>
          </table:table-cell>
          <table:table-cell office:value-type="string">
            <text:p>Lok, Vizier of Hunting</text:p>
          </table:table-cell>
          <table:table-cell office:value-type="string">
            <text:p>Uncommon</text:p>
          </table:table-cell>
          <table:table-cell office:value-type="float" office:value="8">
            <text:p>8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3]*[.F13]" office:value-type="currency" office:currency="USD" office:value="2.8">
            <text:p>$2.8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3]+1" office:value-type="float" office:value="13">
            <text:p>13</text:p>
          </table:table-cell>
          <table:table-cell office:value-type="string">
            <text:p>Miele, Vizier of Lightning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4]*[.F14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4]+1" office:value-type="float" office:value="14">
            <text:p>14</text:p>
          </table:table-cell>
          <table:table-cell office:value-type="string">
            <text:p>Moonlight Flash</text:p>
          </table:table-cell>
          <table:table-cell office:value-type="string">
            <text:p>Uncommon</text:p>
          </table:table-cell>
          <table:table-cell office:value-type="float" office:value="7">
            <text:p>7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5]*[.F15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5]+1" office:value-type="float" office:value="15">
            <text:p>15</text:p>
          </table:table-cell>
          <table:table-cell office:value-type="string">
            <text:p>Rayla, Truth Enforcer</text:p>
          </table:table-cell>
          <table:table-cell office:value-type="string">
            <text:p>Super Rare</text:p>
          </table:table-cell>
          <table:table-cell office:value-type="float" office:value="2">
            <text:p>2</text:p>
          </table:table-cell>
          <table:table-cell office:value-type="currency" office:currency="USD" office:value="2.49">
            <text:p>$2.49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16]*[.F16]" office:value-type="currency" office:currency="USD" office:value="4.98">
            <text:p>$4.9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6]+1" office:value-type="float" office:value="16">
            <text:p>16</text:p>
          </table:table-cell>
          <table:table-cell office:value-type="string">
            <text:p>Reusol, the Oracle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7]*[.F17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7]+1" office:value-type="float" office:value="17">
            <text:p>17</text:p>
          </table:table-cell>
          <table:table-cell office:value-type="string">
            <text:p>Ruby Grass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18]*[.F18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8]+1" office:value-type="float" office:value="18">
            <text:p>18</text:p>
          </table:table-cell>
          <table:table-cell office:value-type="string">
            <text:p>Senatine Jade Tree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9]*[.F19]" office:value-type="currency" office:currency="USD" office:value="2.1">
            <text:p>$2.1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9]+1" office:value-type="float" office:value="19">
            <text:p>19</text:p>
          </table:table-cell>
          <table:table-cell office:value-type="string">
            <text:p>Solar Ray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20]*[.F20]" office:value-type="currency" office:currency="USD" office:value="1.75">
            <text:p>$1.7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0]+1" office:value-type="float" office:value="20">
            <text:p>20</text:p>
          </table:table-cell>
          <table:table-cell office:value-type="string">
            <text:p>Sonic Wing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21]*[.F21]" office:value-type="currency" office:currency="USD" office:value="2.1">
            <text:p>$2.1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1]+1" office:value-type="float" office:value="21">
            <text:p>21</text:p>
          </table:table-cell>
          <table:table-cell office:value-type="string">
            <text:p>Szubs Kin, Twilight Guardian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2.67">
            <text:p>$2.67</text:p>
          </table:table-cell>
          <table:table-cell office:value-type="string">
            <text:p>Good/Fair</text:p>
          </table:table-cell>
          <table:table-cell/>
          <table:table-cell table:style-name="ce4" table:formula="of:=[.E22]*[.F22]" office:value-type="currency" office:currency="USD" office:value="5.34">
            <text:p>$5.3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2]+1" office:value-type="float" office:value="22">
            <text:p>22</text:p>
          </table:table-cell>
          <table:table-cell office:value-type="string">
            <text:p>Toel, Vizier of Hope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1.49">
            <text:p>$1.49</text:p>
          </table:table-cell>
          <table:table-cell office:value-type="string">
            <text:p>Good/Fair</text:p>
          </table:table-cell>
          <table:table-cell/>
          <table:table-cell table:style-name="ce4" table:formula="of:=[.E23]*[.F23]" office:value-type="currency" office:currency="USD" office:value="2.98">
            <text:p>$2.9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3]+1" office:value-type="float" office:value="23">
            <text:p>23</text:p>
          </table:table-cell>
          <table:table-cell office:value-type="string">
            <text:p>Aqua Hulcus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24]*[.F24]" office:value-type="currency" office:currency="USD" office:value="1.4">
            <text:p>$1.4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4]+1" office:value-type="float" office:value="24">
            <text:p>2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25]*[.F2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5]+1" office:value-type="float" office:value="25">
            <text:p>25</text:p>
          </table:table-cell>
          <table:table-cell office:value-type="string">
            <text:p>Aqua Soldier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26]*[.F26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6]+1" office:value-type="float" office:value="26">
            <text:p>26</text:p>
          </table:table-cell>
          <table:table-cell office:value-type="string">
            <text:p>Aqua Vehicle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27]*[.F27]" office:value-type="currency" office:currency="USD" office:value="1.4">
            <text:p>$1.4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7]+1" office:value-type="float" office:value="27">
            <text:p>27</text:p>
          </table:table-cell>
          <table:table-cell office:value-type="string">
            <text:p>Brain Serum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4.95">
            <text:p>$4.95</text:p>
          </table:table-cell>
          <table:table-cell office:value-type="string">
            <text:p>Good/Fair</text:p>
          </table:table-cell>
          <table:table-cell/>
          <table:table-cell table:style-name="ce4" table:formula="of:=[.E28]*[.F28]" office:value-type="currency" office:currency="USD" office:value="14.85">
            <text:p>$14.8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8]+1" office:value-type="float" office:value="28">
            <text:p>28</text:p>
          </table:table-cell>
          <table:table-cell office:value-type="string">
            <text:p>Candy Drop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29]*[.F29]" office:value-type="currency" office:currency="USD" office:value="1.4">
            <text:p>$1.4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29]+1" office:value-type="float" office:value="29">
            <text:p>29</text:p>
          </table:table-cell>
          <table:table-cell office:value-type="string">
            <text:p>Faerie Child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30]*[.F30]" office:value-type="currency" office:currency="USD" office:value="2.67">
            <text:p>$2.6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0]+1" office:value-type="float" office:value="30">
            <text:p>30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31]*[.F3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1]+1" office:value-type="float" office:value="31">
            <text:p>31</text:p>
          </table:table-cell>
          <table:table-cell office:value-type="string">
            <text:p>Hunter Fish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32]*[.F32]" office:value-type="currency" office:currency="USD" office:value="2.1">
            <text:p>$2.1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2]+1" office:value-type="float" office:value="32">
            <text:p>32</text:p>
          </table:table-cell>
          <table:table-cell office:value-type="string">
            <text:p>Illusionary Merfolk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33]*[.F33]" office:value-type="currency" office:currency="USD" office:value="1.05">
            <text:p>$1.0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3]+1" office:value-type="float" office:value="33">
            <text:p>33</text:p>
          </table:table-cell>
          <table:table-cell office:value-type="string">
            <text:p>King Coral</text:p>
          </table:table-cell>
          <table:table-cell office:value-type="string">
            <text:p>Uncommon</text:p>
          </table:table-cell>
          <table:table-cell office:value-type="float" office:value="6">
            <text:p>6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34]*[.F34]" office:value-type="currency" office:currency="USD" office:value="2.1">
            <text:p>$2.1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4]+1" office:value-type="float" office:value="34">
            <text:p>34</text:p>
          </table:table-cell>
          <table:table-cell office:value-type="string">
            <text:p>King Ripped-Hide</text:p>
          </table:table-cell>
          <table:table-cell office:value-type="string">
            <text:p>Super Rare</text:p>
          </table:table-cell>
          <table:table-cell office:value-type="float" office:value="1">
            <text:p>1</text:p>
          </table:table-cell>
          <table:table-cell office:value-type="currency" office:currency="USD" office:value="2.49">
            <text:p>$2.49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35]*[.F35]" office:value-type="currency" office:currency="USD" office:value="2.49">
            <text:p>$2.4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5]+1" office:value-type="float" office:value="35">
            <text:p>35</text:p>
          </table:table-cell>
          <table:table-cell office:value-type="string">
            <text:p>Marine Flower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36]*[.F36]" office:value-type="currency" office:currency="USD" office:value="1.75">
            <text:p>$1.7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6]+1" office:value-type="float" office:value="36">
            <text:p>36</text:p>
          </table:table-cell>
          <table:table-cell office:value-type="string">
            <text:p>Phantom Fish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37]*[.F37]" office:value-type="currency" office:currency="USD" office:value="1.05">
            <text:p>$1.0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7]+1" office:value-type="float" office:value="37">
            <text:p>37</text:p>
          </table:table-cell>
          <table:table-cell office:value-type="string">
            <text:p>Revolver Fish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38]*[.F38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8]+1" office:value-type="float" office:value="38">
            <text:p>38</text:p>
          </table:table-cell>
          <table:table-cell office:value-type="string">
            <text:p>Seamine</text:p>
          </table:table-cell>
          <table:table-cell office:value-type="string">
            <text:p>Super Rare</text:p>
          </table:table-cell>
          <table:table-cell office:value-type="float" office:value="1">
            <text:p>1</text:p>
          </table:table-cell>
          <table:table-cell office:value-type="currency" office:currency="USD" office:value="2.49">
            <text:p>$2.49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39]*[.F39]" office:value-type="currency" office:currency="USD" office:value="2.49">
            <text:p>$2.4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39]+1" office:value-type="float" office:value="39">
            <text:p>39</text:p>
          </table:table-cell>
          <table:table-cell office:value-type="string">
            <text:p>Spiral Gate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40]*[.F40]" office:value-type="currency" office:currency="USD" office:value="1.75">
            <text:p>$1.7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0]+1" office:value-type="float" office:value="40">
            <text:p>40</text:p>
          </table:table-cell>
          <table:table-cell office:value-type="string">
            <text:p>Tropico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41]*[.F41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1]+1" office:value-type="float" office:value="41">
            <text:p>41</text:p>
          </table:table-cell>
          <table:table-cell office:value-type="string">
            <text:p>Virtual Tripwire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42]*[.F42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2]+1" office:value-type="float" office:value="42">
            <text:p>42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43]*[.F4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3]+1" office:value-type="float" office:value="43">
            <text:p>43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44]*[.F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4]+1" office:value-type="float" office:value="44">
            <text:p>4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45]*[.F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Black Feather, Shadow of Rage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46]*[.F46]" office:value-type="currency" office:currency="USD" office:value="2.1">
            <text:p>$2.1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6]+1" office:value-type="float" office:value="46">
            <text:p>46</text:p>
          </table:table-cell>
          <table:table-cell office:value-type="string">
            <text:p>Bloody Squito</text:p>
          </table:table-cell>
          <table:table-cell office:value-type="string">
            <text:p>Common</text:p>
          </table:table-cell>
          <table:table-cell office:value-type="float" office:value="10">
            <text:p>10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47]*[.F47]" office:value-type="currency" office:currency="USD" office:value="2.9">
            <text:p>$2.9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7]+1" office:value-type="float" office:value="47">
            <text:p>47</text:p>
          </table:table-cell>
          <table:table-cell office:value-type="string">
            <text:p>Bone Assassin, the Ripper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48]*[.F48]" office:value-type="currency" office:currency="USD" office:value="1.74">
            <text:p>$1.7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8]+1" office:value-type="float" office:value="48">
            <text:p>48</text:p>
          </table:table-cell>
          <table:table-cell office:value-type="string">
            <text:p>Bone Spider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49]*[.F49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49]+1" office:value-type="float" office:value="49">
            <text:p>49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50]*[.F5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0]+1" office:value-type="float" office:value="50">
            <text:p>50</text:p>
          </table:table-cell>
          <table:table-cell office:value-type="string">
            <text:p>Dark Clow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51]*[.F51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1]+1" office:value-type="float" office:value="51">
            <text:p>51</text:p>
          </table:table-cell>
          <table:table-cell office:value-type="string">
            <text:p>Dark Raven, Shadow of Grief</text:p>
          </table:table-cell>
          <table:table-cell office:value-type="string">
            <text:p>Uncommon</text:p>
          </table:table-cell>
          <table:table-cell office:value-type="float" office:value="5">
            <text:p>5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52]*[.F52]" office:value-type="currency" office:currency="USD" office:value="1.95">
            <text:p>$1.9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2]+1" office:value-type="float" office:value="52">
            <text:p>52</text:p>
          </table:table-cell>
          <table:table-cell office:value-type="string">
            <text:p>Dark Reversal</text:p>
          </table:table-cell>
          <table:table-cell office:value-type="string">
            <text:p>Uncommon</text:p>
          </table:table-cell>
          <table:table-cell office:value-type="float" office:value="5">
            <text:p>5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53]*[.F53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3]+1" office:value-type="float" office:value="53">
            <text:p>53</text:p>
          </table:table-cell>
          <table:table-cell office:value-type="string">
            <text:p>Death Smoke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54]*[.F54]" office:value-type="currency" office:currency="USD" office:value="2.03">
            <text:p>$2.03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4]+1" office:value-type="float" office:value="54">
            <text:p>54</text:p>
          </table:table-cell>
          <table:table-cell office:value-type="string">
            <text:p>Ghost Touch</text:p>
          </table:table-cell>
          <table:table-cell office:value-type="string">
            <text:p>Common</text:p>
          </table:table-cell>
          <table:table-cell office:value-type="float" office:value="9">
            <text:p>9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55]*[.F55]" office:value-type="currency" office:currency="USD" office:value="2.61">
            <text:p>$2.6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5]+1" office:value-type="float" office:value="55">
            <text:p>55</text:p>
          </table:table-cell>
          <table:table-cell office:value-type="string">
            <text:p>Gigabero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33">
            <text:p>$1.33</text:p>
          </table:table-cell>
          <table:table-cell office:value-type="string">
            <text:p>Good/Fair</text:p>
          </table:table-cell>
          <table:table-cell/>
          <table:table-cell table:style-name="ce4" table:formula="of:=[.E56]*[.F56]" office:value-type="currency" office:currency="USD" office:value="1.33">
            <text:p>$1.33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6]+1" office:value-type="float" office:value="56">
            <text:p>56</text:p>
          </table:table-cell>
          <table:table-cell office:value-type="string">
            <text:p>Gigagiele</text:p>
          </table:table-cell>
          <table:table-cell office:value-type="string">
            <text:p>Rare</text:p>
          </table:table-cell>
          <table:table-cell office:value-type="float" office:value="3">
            <text:p>3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57]*[.F57]" office:value-type="currency" office:currency="USD" office:value="2.67">
            <text:p>$2.6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7]+1" office:value-type="float" office:value="57">
            <text:p>57</text:p>
          </table:table-cell>
          <table:table-cell office:value-type="string">
            <text:p>Gigargon</text:p>
          </table:table-cell>
          <table:table-cell office:value-type="string">
            <text:p>Super Rare</text:p>
          </table:table-cell>
          <table:table-cell office:value-type="float" office:value="1">
            <text:p>1</text:p>
          </table:table-cell>
          <table:table-cell office:value-type="currency" office:currency="USD" office:value="2.49">
            <text:p>$2.49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58]*[.F58]" office:value-type="currency" office:currency="USD" office:value="2.49">
            <text:p>$2.4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8]+1" office:value-type="float" office:value="58">
            <text:p>58</text:p>
          </table:table-cell>
          <table:table-cell office:value-type="string">
            <text:p>Masked Horror, Shadow of Scorn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59]*[.F59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59]+1" office:value-type="float" office:value="59">
            <text:p>59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60]*[.F6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0]+1" office:value-type="float" office:value="60">
            <text:p>60</text:p>
          </table:table-cell>
          <table:table-cell office:value-type="string">
            <text:p>Skeleton Soldier, the Defiled</text:p>
          </table:table-cell>
          <table:table-cell office:value-type="string">
            <text:p>Common</text:p>
          </table:table-cell>
          <table:table-cell office:value-type="float" office:value="8">
            <text:p>8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61]*[.F61]" office:value-type="currency" office:currency="USD" office:value="3.92">
            <text:p>$3.92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1]+1" office:value-type="float" office:value="61">
            <text:p>61</text:p>
          </table:table-cell>
          <table:table-cell office:value-type="string">
            <text:p>Stinger Worm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62]*[.F62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2]+1" office:value-type="float" office:value="62">
            <text:p>62</text:p>
          </table:table-cell>
          <table:table-cell office:value-type="string">
            <text:p>Swamp Worm</text:p>
          </table:table-cell>
          <table:table-cell office:value-type="string">
            <text:p>Uncommon</text:p>
          </table:table-cell>
          <table:table-cell office:value-type="float" office:value="8">
            <text:p>8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63]*[.F63]" office:value-type="currency" office:currency="USD" office:value="3.12">
            <text:p>$3.12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3]+1" office:value-type="float" office:value="63">
            <text:p>63</text:p>
          </table:table-cell>
          <table:table-cell office:value-type="string">
            <text:p>Terror Pit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64]*[.F64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4]+1" office:value-type="float" office:value="64">
            <text:p>6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65]*[.F6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5]+1" office:value-type="float" office:value="65">
            <text:p>65</text:p>
          </table:table-cell>
          <table:table-cell office:value-type="string">
            <text:p>Wandering Braineater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66]*[.F66]" office:value-type="currency" office:currency="USD" office:value="2.03">
            <text:p>$2.03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6]+1" office:value-type="float" office:value="66">
            <text:p>66</text:p>
          </table:table-cell>
          <table:table-cell office:value-type="string">
            <text:p>Writhing Bone Ghoul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67]*[.F67]" office:value-type="currency" office:currency="USD" office:value="1.74">
            <text:p>$1.7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7]+1" office:value-type="float" office:value="67">
            <text:p>67</text:p>
          </table:table-cell>
          <table:table-cell office:value-type="string">
            <text:p>Armored Walker Urherion</text:p>
          </table:table-cell>
          <table:table-cell office:value-type="string">
            <text:p>Uncommon</text:p>
          </table:table-cell>
          <table:table-cell office:value-type="float" office:value="9">
            <text:p>9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68]*[.F68]" office:value-type="currency" office:currency="USD" office:value="3.51">
            <text:p>$3.5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8]+1" office:value-type="float" office:value="68">
            <text:p>68</text:p>
          </table:table-cell>
          <table:table-cell office:value-type="string">
            <text:p>Artisan Picora</text:p>
          </table:table-cell>
          <table:table-cell office:value-type="string">
            <text:p>Common</text:p>
          </table:table-cell>
          <table:table-cell office:value-type="float" office:value="7">
            <text:p>7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69]*[.F69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69]+1" office:value-type="float" office:value="69">
            <text:p>69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70]*[.F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0]+1" office:value-type="float" office:value="70">
            <text:p>70</text:p>
          </table:table-cell>
          <table:table-cell office:value-type="string">
            <text:p>Brawler Zyler</text:p>
          </table:table-cell>
          <table:table-cell office:value-type="string">
            <text:p>Common</text:p>
          </table:table-cell>
          <table:table-cell office:value-type="float" office:value="8">
            <text:p>8</text:p>
          </table:table-cell>
          <table:table-cell office:value-type="currency" office:currency="USD" office:value="0.16">
            <text:p>$0.16</text:p>
          </table:table-cell>
          <table:table-cell office:value-type="string">
            <text:p>Good/Fair</text:p>
          </table:table-cell>
          <table:table-cell/>
          <table:table-cell table:style-name="ce4" table:formula="of:=[.E71]*[.F71]" office:value-type="currency" office:currency="USD" office:value="1.28">
            <text:p>$1.2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1]+1" office:value-type="float" office:value="71">
            <text:p>71</text:p>
          </table:table-cell>
          <table:table-cell office:value-type="string">
            <text:p>Burning Power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72]*[.F72]" office:value-type="currency" office:currency="USD" office:value="2.94">
            <text:p>$2.9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2]+1" office:value-type="float" office:value="72">
            <text:p>72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73]*[.F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3]+1" office:value-type="float" office:value="73">
            <text:p>73</text:p>
          </table:table-cell>
          <table:table-cell office:value-type="string">
            <text:p>Crimson hammer</text:p>
          </table:table-cell>
          <table:table-cell office:value-type="string">
            <text:p>Common</text:p>
          </table:table-cell>
          <table:table-cell office:value-type="float" office:value="11">
            <text:p>1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74]*[.F74]" office:value-type="currency" office:currency="USD" office:value="3.19">
            <text:p>$3.1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4]+1" office:value-type="float" office:value="74">
            <text:p>74</text:p>
          </table:table-cell>
          <table:table-cell office:value-type="string">
            <text:p>Deadly Fighter Braid Claw</text:p>
          </table:table-cell>
          <table:table-cell office:value-type="string">
            <text:p>Common</text:p>
          </table:table-cell>
          <table:table-cell office:value-type="float" office:value="10">
            <text:p>10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75]*[.F75]" office:value-type="currency" office:currency="USD" office:value="2.9">
            <text:p>$2.9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5]+1" office:value-type="float" office:value="75">
            <text:p>75</text:p>
          </table:table-cell>
          <table:table-cell office:value-type="string">
            <text:p>Draglide</text:p>
          </table:table-cell>
          <table:table-cell office:value-type="string">
            <text:p>Rare</text:p>
          </table:table-cell>
          <table:table-cell office:value-type="float" office:value="5">
            <text:p>5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76]*[.F76]" office:value-type="currency" office:currency="USD" office:value="4.45">
            <text:p>$4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6]+1" office:value-type="float" office:value="76">
            <text:p>76</text:p>
          </table:table-cell>
          <table:table-cell office:value-type="string">
            <text:p>Explosive Fighter Vcarn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1.33">
            <text:p>$1.33</text:p>
          </table:table-cell>
          <table:table-cell office:value-type="string">
            <text:p>Good/Fair</text:p>
          </table:table-cell>
          <table:table-cell/>
          <table:table-cell table:style-name="ce4" table:formula="of:=[.E77]*[.F77]" office:value-type="currency" office:currency="USD" office:value="2.66">
            <text:p>$2.6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7]+1" office:value-type="float" office:value="77">
            <text:p>77</text:p>
          </table:table-cell>
          <table:table-cell office:value-type="string">
            <text:p>Fatal Attacker Horvath</text:p>
          </table:table-cell>
          <table:table-cell office:value-type="string">
            <text:p>Common</text:p>
          </table:table-cell>
          <table:table-cell office:value-type="float" office:value="9">
            <text:p>9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78]*[.F78]" office:value-type="currency" office:currency="USD" office:value="2.61">
            <text:p>$2.6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8]+1" office:value-type="float" office:value="78">
            <text:p>78</text:p>
          </table:table-cell>
          <table:table-cell office:value-type="string">
            <text:p>Fire Sweeper Burning Hellion</text:p>
          </table:table-cell>
          <table:table-cell office:value-type="string">
            <text:p>Common</text:p>
          </table:table-cell>
          <table:table-cell office:value-type="float" office:value="16">
            <text:p>16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79]*[.F79]" office:value-type="currency" office:currency="USD" office:value="4.64">
            <text:p>$4.6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79]+1" office:value-type="float" office:value="79">
            <text:p>79</text:p>
          </table:table-cell>
          <table:table-cell office:value-type="string">
            <text:p>Gatling Sky Terror</text:p>
          </table:table-cell>
          <table:table-cell office:value-type="string">
            <text:p>Super Rare</text:p>
          </table:table-cell>
          <table:table-cell office:value-type="float" office:value="2">
            <text:p>2</text:p>
          </table:table-cell>
          <table:table-cell office:value-type="currency" office:currency="USD" office:value="17.85">
            <text:p>$17.85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80]*[.F80]" office:value-type="currency" office:currency="USD" office:value="35.7">
            <text:p>$35.7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0]+1" office:value-type="float" office:value="80">
            <text:p>80</text:p>
          </table:table-cell>
          <table:table-cell office:value-type="string">
            <text:p>Immortal Baron, Vorg</text:p>
          </table:table-cell>
          <table:table-cell office:value-type="string">
            <text:p>Common</text:p>
          </table:table-cell>
          <table:table-cell office:value-type="float" office:value="16">
            <text:p>16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81]*[.F81]" office:value-type="currency" office:currency="USD" office:value="7.84">
            <text:p>$7.84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1]+1" office:value-type="float" office:value="81">
            <text:p>81</text:p>
          </table:table-cell>
          <table:table-cell office:value-type="string">
            <text:p>Magma Gazer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82]*[.F82]" office:value-type="currency" office:currency="USD" office:value="1.78">
            <text:p>$1.7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2]+1" office:value-type="float" office:value="82">
            <text:p>82</text:p>
          </table:table-cell>
          <table:table-cell office:value-type="string">
            <text:p>Meteosaur</text:p>
          </table:table-cell>
          <table:table-cell office:value-type="string">
            <text:p>Uncommon</text:p>
          </table:table-cell>
          <table:table-cell office:value-type="float" office:value="9">
            <text:p>9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83]*[.F83]" office:value-type="currency" office:currency="USD" office:value="3.51">
            <text:p>$3.5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3]+1" office:value-type="float" office:value="83">
            <text:p>83</text:p>
          </table:table-cell>
          <table:table-cell office:value-type="string">
            <text:p>Nomad Hero Gigio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84]*[.F84]" office:value-type="currency" office:currency="USD" office:value="1.78">
            <text:p>$1.7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4]+1" office:value-type="float" office:value="84">
            <text:p>84</text:p>
          </table:table-cell>
          <table:table-cell office:value-type="string">
            <text:p>Onslaughter Triceps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85]*[.F85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5]+1" office:value-type="float" office:value="85">
            <text:p>85</text:p>
          </table:table-cell>
          <table:table-cell office:value-type="string">
            <text:p>Rothus, the Travel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86]*[.F86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85a</text:p>
          </table:table-cell>
          <table:table-cell office:value-type="string">
            <text:p>Rothus, the Travel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4.95">
            <text:p>$4.95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87]*[.F87]" office:value-type="currency" office:currency="USD" office:value="4.95">
            <text:p>$4.9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6]+1" office:value-type="float" office:value="86">
            <text:p>86</text:p>
          </table:table-cell>
          <table:table-cell office:value-type="string">
            <text:p>Stonesaur</text:p>
          </table:table-cell>
          <table:table-cell table:style-name="ce1"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88]*[.F88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8]+1" office:value-type="float" office:value="87">
            <text:p>87</text:p>
          </table:table-cell>
          <table:table-cell office:value-type="string">
            <text:p>Super Explosive Volcanodon</text:p>
          </table:table-cell>
          <table:table-cell table:style-name="ce1" office:value-type="string">
            <text:p>Uncommon</text:p>
          </table:table-cell>
          <table:table-cell office:value-type="float" office:value="11">
            <text:p>11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89]*[.F89]" office:value-type="currency" office:currency="USD" office:value="4.29">
            <text:p>$4.2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89]+1" office:value-type="float" office:value="88">
            <text:p>88</text:p>
          </table:table-cell>
          <table:table-cell office:value-type="string">
            <text:p>Tornado Flame</text:p>
          </table:table-cell>
          <table:table-cell office:value-type="string">
            <text:p>Uncommon</text:p>
          </table:table-cell>
          <table:table-cell office:value-type="float" office:value="5">
            <text:p>5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90]*[.F90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0]+1" office:value-type="float" office:value="89">
            <text:p>89</text:p>
          </table:table-cell>
          <table:table-cell office:value-type="string">
            <text:p>Aura Blast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91]*[.F91]" office:value-type="currency" office:currency="USD" office:value="1.78">
            <text:p>$1.7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1]+1" office:value-type="float" office:value="90">
            <text:p>90</text:p>
          </table:table-cell>
          <table:table-cell office:value-type="string">
            <text:p>Bronze-Arm Tribe</text:p>
          </table:table-cell>
          <table:table-cell office:value-type="string">
            <text:p>Common</text:p>
          </table:table-cell>
          <table:table-cell office:value-type="float" office:value="9">
            <text:p>9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92]*[.F92]" office:value-type="currency" office:currency="USD" office:value="2.61">
            <text:p>$2.6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2]+1" office:value-type="float" office:value="91">
            <text:p>91</text:p>
          </table:table-cell>
          <table:table-cell office:value-type="string">
            <text:p>Burning Mane</text:p>
          </table:table-cell>
          <table:table-cell office:value-type="string">
            <text:p>Common</text:p>
          </table:table-cell>
          <table:table-cell office:value-type="float" office:value="10">
            <text:p>10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93]*[.F93]" office:value-type="currency" office:currency="USD" office:value="2.9">
            <text:p>$2.9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3]+1" office:value-type="float" office:value="92">
            <text:p>92</text:p>
          </table:table-cell>
          <table:table-cell office:value-type="string">
            <text:p>Coiling Vines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94]*[.F94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4]+1" office:value-type="float" office:value="93">
            <text:p>93</text:p>
          </table:table-cell>
          <table:table-cell office:value-type="string">
            <text:p>Dimension Gate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95]*[.F95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5]+1" office:value-type="float" office:value="94">
            <text:p>94</text:p>
          </table:table-cell>
          <table:table-cell office:value-type="string">
            <text:p>Dome Shell</text:p>
          </table:table-cell>
          <table:table-cell office:value-type="string">
            <text:p>Uncommon</text:p>
          </table:table-cell>
          <table:table-cell office:value-type="float" office:value="10">
            <text:p>10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96]*[.F96]" office:value-type="currency" office:currency="USD" office:value="3.9">
            <text:p>$3.9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6]+1" office:value-type="float" office:value="95">
            <text:p>95</text:p>
          </table:table-cell>
          <table:table-cell office:value-type="string">
            <text:p>Fear Fang</text:p>
          </table:table-cell>
          <table:table-cell office:value-type="string">
            <text:p>Common</text:p>
          </table:table-cell>
          <table:table-cell office:value-type="float" office:value="11">
            <text:p>1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97]*[.F97]" office:value-type="currency" office:currency="USD" office:value="5.39">
            <text:p>$5.3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7]+1" office:value-type="float" office:value="96">
            <text:p>96</text:p>
          </table:table-cell>
          <table:table-cell office:value-type="string">
            <text:p>Forest Hornet</text:p>
          </table:table-cell>
          <table:table-cell office:value-type="string">
            <text:p>Uncommon</text:p>
          </table:table-cell>
          <table:table-cell office:value-type="float" office:value="7">
            <text:p>7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98]*[.F98]" office:value-type="currency" office:currency="USD" office:value="2.73">
            <text:p>$2.73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8]+1" office:value-type="float" office:value="97">
            <text:p>97</text:p>
          </table:table-cell>
          <table:table-cell office:value-type="string">
            <text:p>Golden Wing Striker</text:p>
          </table:table-cell>
          <table:table-cell office:value-type="string">
            <text:p>Common</text:p>
          </table:table-cell>
          <table:table-cell office:value-type="float" office:value="9">
            <text:p>9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99]*[.F99]" office:value-type="currency" office:currency="USD" office:value="4.41">
            <text:p>$4.41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99]+1" office:value-type="float" office:value="98">
            <text:p>98</text:p>
          </table:table-cell>
          <table:table-cell office:value-type="string">
            <text:p>Mighty Shouter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00]*[.F100]" office:value-type="currency" office:currency="USD" office:value="4.45">
            <text:p>$4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0]+1" office:value-type="float" office:value="99">
            <text:p>99</text:p>
          </table:table-cell>
          <table:table-cell office:value-type="string">
            <text:p>Natural Snar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2.67">
            <text:p>$2.67</text:p>
          </table:table-cell>
          <table:table-cell office:value-type="string">
            <text:p>Good/Fair</text:p>
          </table:table-cell>
          <table:table-cell/>
          <table:table-cell table:style-name="ce4" table:formula="of:=[.E101]*[.F101]" office:value-type="currency" office:currency="USD" office:value="2.67">
            <text:p>$2.6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1]+1" office:value-type="float" office:value="100">
            <text:p>100</text:p>
          </table:table-cell>
          <table:table-cell office:value-type="string">
            <text:p>Pangaea's Song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102]*[.F102]" office:value-type="currency" office:currency="USD" office:value="1.47">
            <text:p>$1.4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2]+1" office:value-type="float" office:value="101">
            <text:p>101</text:p>
          </table:table-cell>
          <table:table-cell office:value-type="string">
            <text:p>Poisonous Diablo</text:p>
          </table:table-cell>
          <table:table-cell office:value-type="string">
            <text:p>Uncommon</text:p>
          </table:table-cell>
          <table:table-cell office:value-type="float" office:value="4">
            <text:p>4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103]*[.F103]" office:value-type="currency" office:currency="USD" office:value="1.96">
            <text:p>$1.9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3]+1" office:value-type="float" office:value="102">
            <text:p>102</text:p>
          </table:table-cell>
          <table:table-cell office:value-type="string">
            <text:p>Poisonous Mushroom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04]*[.F104]" office:value-type="currency" office:currency="USD" office:value="2.67">
            <text:p>$2.67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4]+1" office:value-type="float" office:value="103">
            <text:p>103</text:p>
          </table:table-cell>
          <table:table-cell office:value-type="string">
            <text:p>Red-Eye Scorpion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05]*[.F105]" office:value-type="currency" office:currency="USD" office:value="1.78">
            <text:p>$1.7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5]+1" office:value-type="float" office:value="104">
            <text:p>104</text:p>
          </table:table-cell>
          <table:table-cell office:value-type="string">
            <text:p>Stampeding Longhor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06]*[.F106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6]+1" office:value-type="float" office:value="105">
            <text:p>105</text:p>
          </table:table-cell>
          <table:table-cell office:value-type="string">
            <text:p>Steel Smasher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35">
            <text:p>$0.35</text:p>
          </table:table-cell>
          <table:table-cell office:value-type="string">
            <text:p>Good/Fair</text:p>
          </table:table-cell>
          <table:table-cell/>
          <table:table-cell table:style-name="ce4" table:formula="of:=[.E107]*[.F107]" office:value-type="currency" office:currency="USD" office:value="2.1">
            <text:p>$2.1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7]+1" office:value-type="float" office:value="106">
            <text:p>106</text:p>
          </table:table-cell>
          <table:table-cell office:value-type="string">
            <text:p>Storm Shell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08]*[.F108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8]+1" office:value-type="float" office:value="107">
            <text:p>107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09]*[.F10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09]+1" office:value-type="float" office:value="108">
            <text:p>108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0]*[.F11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10]+1" office:value-type="float" office:value="109">
            <text:p>109</text:p>
          </table:table-cell>
          <table:table-cell office:value-type="string">
            <text:p>Tri-Horn Shepherd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11]*[.F111]" office:value-type="currency" office:currency="USD" office:value="3.56">
            <text:p>$3.56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table:formula="of:=[.B111]+1" office:value-type="float" office:value="110">
            <text:p>110</text:p>
          </table:table-cell>
          <table:table-cell office:value-type="string">
            <text:p>Ultimate Force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112]*[.F112]" office:value-type="currency" office:currency="USD" office:value="2.45">
            <text:p>$2.45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1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3]*[.F11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2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4]*[.F11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3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5]*[.F11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6]*[.F11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5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7]*[.F11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6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18]*[.F11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7</text:p>
          </table:table-cell>
          <table:table-cell office:value-type="string">
            <text:p>Astrocomet Dragon</text:p>
          </table:table-cell>
          <table:table-cell office:value-type="string">
            <text:p>Ultra Rare</text:p>
          </table:table-cell>
          <table:table-cell office:value-type="float" office:value="1">
            <text:p>1</text:p>
          </table:table-cell>
          <table:table-cell office:value-type="currency" office:currency="USD" office:value="13.38">
            <text:p>$13.38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119]*[.F119]" office:value-type="currency" office:currency="USD" office:value="13.38">
            <text:p>$13.38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8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0]*[.F12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9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1]*[.F121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Base</text:p>
          </table:table-cell>
          <table:table-cell office:value-type="string">
            <text:p>S10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2]*[.F12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3]*[.F12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3]+1" office:value-type="float" office:value="2">
            <text:p>2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4]*[.F12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4]+1" office:value-type="float" office:value="3">
            <text:p>3</text:p>
          </table:table-cell>
          <table:table-cell office:value-type="string">
            <text:p>Fonch, the Oracl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25]*[.F125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5]+1" office:value-type="float" office:value="4">
            <text:p>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6]*[.F12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6]+1" office:value-type="float" office:value="5">
            <text:p>5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27]*[.F127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7]+1" office:value-type="float" office:value="6">
            <text:p>6</text:p>
          </table:table-cell>
          <table:table-cell office:value-type="string">
            <text:p>Logic Cub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28]*[.F128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8]+1" office:value-type="float" office:value="7">
            <text:p>7</text:p>
          </table:table-cell>
          <table:table-cell office:value-type="string">
            <text:p>Magris, Vizier of Magnetism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29]*[.F129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29]+1" office:value-type="float" office:value="8">
            <text:p>8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30]*[.F13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0]+1" office:value-type="float" office:value="9">
            <text:p>9</text:p>
          </table:table-cell>
          <table:table-cell office:value-type="string">
            <text:p>Reso Pacos, Clear Sky Guardian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31]*[.F131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1]+1" office:value-type="float" office:value="10">
            <text:p>10</text:p>
          </table:table-cell>
          <table:table-cell office:value-type="string">
            <text:p>Spiral Grass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32]*[.F132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2]+1" office:value-type="float" office:value="11">
            <text:p>11</text:p>
          </table:table-cell>
          <table:table-cell office:value-type="string">
            <text:p>Wyn, the Oracle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33]*[.F133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3]+1" office:value-type="float" office:value="12">
            <text:p>12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34]*[.F13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4]+1" office:value-type="float" office:value="13">
            <text:p>13</text:p>
          </table:table-cell>
          <table:table-cell office:value-type="string">
            <text:p>Aqua Shooter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35]*[.F135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5]+1" office:value-type="float" office:value="14">
            <text:p>14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36]*[.F136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6]+1" office:value-type="float" office:value="15">
            <text:p>15</text:p>
          </table:table-cell>
          <table:table-cell office:value-type="string">
            <text:p>Crystal Lancer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37]*[.F137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7]+1" office:value-type="float" office:value="16">
            <text:p>16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38]*[.F13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8]+1" office:value-type="float" office:value="17">
            <text:p>17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39]*[.F13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39]+1" office:value-type="float" office:value="18">
            <text:p>18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40]*[.F14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0]+1" office:value-type="float" office:value="19">
            <text:p>19</text:p>
          </table:table-cell>
          <table:table-cell office:value-type="string">
            <text:p>Recon Operation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41]*[.F141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1]+1" office:value-type="float" office:value="20">
            <text:p>20</text:p>
          </table:table-cell>
          <table:table-cell office:value-type="string">
            <text:p>Scissor Ey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42]*[.F142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2]+1" office:value-type="float" office:value="21">
            <text:p>21</text:p>
          </table:table-cell>
          <table:table-cell office:value-type="string">
            <text:p>Stained Glass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43]*[.F143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3]+1" office:value-type="float" office:value="22">
            <text:p>22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44]*[.F14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4]+1" office:value-type="float" office:value="23">
            <text:p>23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45]*[.F145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23a</text:p>
          </table:table-cell>
          <table:table-cell office:value-type="string">
            <text:p>Amber Pierc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office:value-type="string">
            <text:p>Good/Fair</text:p>
          </table:table-cell>
          <table:table-cell/>
          <table:table-cell table:style-name="ce4" table:formula="of:=[.E146]*[.F146]" office:value-type="currency" office:currency="USD" office:value="5.99">
            <text:p>$5.9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5]+1" office:value-type="float" office:value="24">
            <text:p>24</text:p>
          </table:table-cell>
          <table:table-cell office:value-type="string">
            <text:p>Chaos Worm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47]*[.F147]" office:value-type="currency" office:currency="USD" office:value="1.17">
            <text:p>$1.17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7]+1" office:value-type="float" office:value="25">
            <text:p>25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48]*[.F14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8]+1" office:value-type="float" office:value="26">
            <text:p>26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49]*[.F14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49]+1" office:value-type="float" office:value="27">
            <text:p>27</text:p>
          </table:table-cell>
          <table:table-cell office:value-type="string">
            <text:p>General Dark Fiend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50]*[.F150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0]+1" office:value-type="float" office:value="28">
            <text:p>28</text:p>
          </table:table-cell>
          <table:table-cell office:value-type="string">
            <text:p>Gigastand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51]*[.F151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1]+1" office:value-type="float" office:value="29">
            <text:p>29</text:p>
          </table:table-cell>
          <table:table-cell office:value-type="string">
            <text:p>Gray Balloon, Shadow of Greed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52]*[.F152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2]+1" office:value-type="float" office:value="30">
            <text:p>30</text:p>
          </table:table-cell>
          <table:table-cell office:value-type="string">
            <text:p>Horrid Worm</text:p>
          </table:table-cell>
          <table:table-cell office:value-type="string">
            <text:p>Common</text:p>
          </table:table-cell>
          <table:table-cell office:value-type="float" office:value="6">
            <text:p>6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53]*[.F153]" office:value-type="currency" office:currency="USD" office:value="1.74">
            <text:p>$1.74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3]+1" office:value-type="float" office:value="31">
            <text:p>31</text:p>
          </table:table-cell>
          <table:table-cell office:value-type="string">
            <text:p>Lost Soul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154]*[.F154]" office:value-type="currency" office:currency="USD" office:value="0.49">
            <text:p>$0.4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4]+1" office:value-type="float" office:value="32">
            <text:p>32</text:p>
          </table:table-cell>
          <table:table-cell office:value-type="string">
            <text:p>Marrow Ooze, the Twister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55]*[.F155]" office:value-type="currency" office:currency="USD" office:value="1.16">
            <text:p>$1.16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5]+1" office:value-type="float" office:value="33">
            <text:p>33</text:p>
          </table:table-cell>
          <table:table-cell office:value-type="string">
            <text:p>Poison Worm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56]*[.F156]" office:value-type="currency" office:currency="USD" office:value="0.89">
            <text:p>$0.8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6]+1" office:value-type="float" office:value="34">
            <text:p>34</text:p>
          </table:table-cell>
          <table:table-cell office:value-type="string">
            <text:p>Armored Cannon Balbaro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57]*[.F157]" office:value-type="currency" office:currency="USD" office:value="0.78">
            <text:p>$0.7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7]+1" office:value-type="float" office:value="35">
            <text:p>35</text:p>
          </table:table-cell>
          <table:table-cell/>
          <table:table-cell table:style-name="ce1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58]*[.F15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8]+1" office:value-type="float" office:value="36">
            <text:p>36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59]*[.F15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59]+1" office:value-type="float" office:value="37">
            <text:p>37</text:p>
          </table:table-cell>
          <table:table-cell office:value-type="string">
            <text:p>Burst Shot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60]*[.F160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0]+1" office:value-type="float" office:value="38">
            <text:p>38</text:p>
          </table:table-cell>
          <table:table-cell office:value-type="string">
            <text:p>Cavalry General Curatops</text:p>
          </table:table-cell>
          <table:table-cell office:value-type="string">
            <text:p>Uncommon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Good/Fair</text:p>
          </table:table-cell>
          <table:table-cell/>
          <table:table-cell table:style-name="ce4" table:formula="of:=[.E161]*[.F161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1]+1" office:value-type="float" office:value="39">
            <text:p>39</text:p>
          </table:table-cell>
          <table:table-cell office:value-type="string">
            <text:p>Dogarn, the Marauder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0.89">
            <text:p>$0.89</text:p>
          </table:table-cell>
          <table:table-cell office:value-type="string">
            <text:p>Good/Fair</text:p>
          </table:table-cell>
          <table:table-cell/>
          <table:table-cell table:style-name="ce4" table:formula="of:=[.E162]*[.F162]" office:value-type="currency" office:currency="USD" office:value="1.78">
            <text:p>$1.7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2]+1" office:value-type="float" office:value="40">
            <text:p>40</text:p>
          </table:table-cell>
          <table:table-cell office:value-type="string">
            <text:p>Engineer Kipo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63]*[.F163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3]+1" office:value-type="float" office:value="41">
            <text:p>41</text:p>
          </table:table-cell>
          <table:table-cell office:value-type="string">
            <text:p>Galsaur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64]*[.F164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4]+1" office:value-type="float" office:value="42">
            <text:p>42</text:p>
          </table:table-cell>
          <table:table-cell office:value-type="string">
            <text:p>Metalwing Skyterro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33">
            <text:p>$1.33</text:p>
          </table:table-cell>
          <table:table-cell office:value-type="string">
            <text:p>Good/Fair</text:p>
          </table:table-cell>
          <table:table-cell/>
          <table:table-cell table:style-name="ce4" table:formula="of:=[.E165]*[.F165]" office:value-type="currency" office:currency="USD" office:value="1.33">
            <text:p>$1.33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42a</text:p>
          </table:table-cell>
          <table:table-cell office:value-type="string">
            <text:p>Metalwing Skyterro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office:value-type="string">
            <text:p>Good/Fair</text:p>
          </table:table-cell>
          <table:table-cell office:value-type="string">
            <text:p>Yes</text:p>
          </table:table-cell>
          <table:table-cell table:style-name="ce4" table:formula="of:=[.E166]*[.F166]" office:value-type="currency" office:currency="USD" office:value="5.99">
            <text:p>$5.9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5]+1" office:value-type="float" office:value="43">
            <text:p>43</text:p>
          </table:table-cell>
          <table:table-cell office:value-type="string">
            <text:p>Mini Titan Gett</text:p>
          </table:table-cell>
          <table:table-cell office:value-type="string">
            <text:p>Common</text:p>
          </table:table-cell>
          <table:table-cell office:value-type="float" office:value="5">
            <text:p>5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67]*[.F167]" office:value-type="currency" office:currency="USD" office:value="1.45">
            <text:p>$1.45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7]+1" office:value-type="float" office:value="44">
            <text:p>44</text:p>
          </table:table-cell>
          <table:table-cell office:value-type="string">
            <text:p>Rumble Gat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68]*[.F168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8]+1" office:value-type="float" office:value="45">
            <text:p>45</text:p>
          </table:table-cell>
          <table:table-cell office:value-type="string">
            <text:p>Barkwhip, the Smasher</text:p>
          </table:table-cell>
          <table:table-cell office:value-type="string">
            <text:p>Uncommon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office:value-type="string">
            <text:p>Good/Fair</text:p>
          </table:table-cell>
          <table:table-cell/>
          <table:table-cell table:style-name="ce4" table:formula="of:=[.E169]*[.F169]" office:value-type="currency" office:currency="USD" office:value="0.98">
            <text:p>$0.9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69]+1" office:value-type="float" office:value="46">
            <text:p>46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70]*[.F17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0]+1" office:value-type="float" office:value="47">
            <text:p>47</text:p>
          </table:table-cell>
          <table:table-cell office:value-type="string">
            <text:p>Essence Elf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71]*[.F171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1]+1" office:value-type="float" office:value="48">
            <text:p>48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72]*[.F17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2]+1" office:value-type="float" office:value="49">
            <text:p>49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73]*[.F17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3]+1" office:value-type="float" office:value="50">
            <text:p>50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74]*[.F17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4]+1" office:value-type="float" office:value="51">
            <text:p>51</text:p>
          </table:table-cell>
          <table:table-cell office:value-type="string">
            <text:p>Rainbow Stone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75]*[.F175]" office:value-type="currency" office:currency="USD" office:value="0.58">
            <text:p>$0.58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5]+1" office:value-type="float" office:value="52">
            <text:p>52</text:p>
          </table:table-cell>
          <table:table-cell office:value-type="string">
            <text:p>Rumbling Terahor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1.33">
            <text:p>$1.33</text:p>
          </table:table-cell>
          <table:table-cell office:value-type="string">
            <text:p>Good/Fair</text:p>
          </table:table-cell>
          <table:table-cell/>
          <table:table-cell table:style-name="ce4" table:formula="of:=[.E176]*[.F176]" office:value-type="currency" office:currency="USD" office:value="1.33">
            <text:p>$1.33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6]+1" office:value-type="float" office:value="53">
            <text:p>53</text:p>
          </table:table-cell>
          <table:table-cell office:value-type="string">
            <text:p>Silver Axe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 office:value-type="currency" office:currency="USD" office:value="0.29">
            <text:p>$0.29</text:p>
          </table:table-cell>
          <table:table-cell office:value-type="string">
            <text:p>Good/Fair</text:p>
          </table:table-cell>
          <table:table-cell/>
          <table:table-cell table:style-name="ce4" table:formula="of:=[.E177]*[.F177]" office:value-type="currency" office:currency="USD" office:value="0.29">
            <text:p>$0.29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7]+1" office:value-type="float" office:value="54">
            <text:p>5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78]*[.F178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table:formula="of:=[.B178]+1" office:value-type="float" office:value="55">
            <text:p>55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79]*[.F179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S1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80]*[.F180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S2</text:p>
          </table:table-cell>
          <table:table-cell office:value-type="string">
            <text:p>Crystal Paladin</text:p>
          </table:table-cell>
          <table:table-cell office:value-type="string">
            <text:p>Ultra Rare</text:p>
          </table:table-cell>
          <table:table-cell office:value-type="float" office:value="1">
            <text:p>1</text:p>
          </table:table-cell>
          <table:table-cell office:value-type="currency" office:currency="USD" office:value="26.77">
            <text:p>$26.77</text:p>
          </table:table-cell>
          <table:table-cell office:value-type="string">
            <text:p>Good/Fair</text:p>
          </table:table-cell>
          <table:table-cell/>
          <table:table-cell table:style-name="ce4" table:formula="of:=[.E181]*[.F181]" office:value-type="currency" office:currency="USD" office:value="26.77">
            <text:p>$26.77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S3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82]*[.F182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S4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83]*[.F183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office:value-type="string">
            <text:p>Evo Crushinators of Doom</text:p>
          </table:table-cell>
          <table:table-cell office:value-type="string">
            <text:p>S5</text:p>
          </table:table-cell>
          <table:table-cell table:number-columns-repeated="2"/>
          <table:table-cell table:number-columns-repeated="2"/>
          <table:table-cell office:value-type="string">
            <text:p>Good/Fair</text:p>
          </table:table-cell>
          <table:table-cell/>
          <table:table-cell table:style-name="ce4" table:formula="of:=[.E184]*[.F184]" office:value-type="currency" office:currency="USD" office:value="0">
            <text:p>$0.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SUM([.F2:.F184])" office:value-type="currency" office:currency="USD" office:value="168.6">
            <text:p>$168.60</text:p>
          </table:table-cell>
          <table:table-cell/>
          <table:table-cell office:value-type="string">
            <text:p>Total:</text:p>
          </table:table-cell>
          <table:table-cell table:style-name="ce2" table:formula="of:=SUM([.I2:.I184])" office:value-type="currency" office:currency="USD" office:value="382.67">
            <text:p>$382.6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float" office:value="0.5">
            <text:p><text:s/>1/2</text:p>
          </table:table-cell>
          <table:table-cell table:style-name="ce5" table:formula="of:=[.I185]/2" office:value-type="currency" office:currency="USD" office:value="191.335">
            <text:p>$191.3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float" office:value="0.333333333333333">
            <text:p><text:s/>1/3</text:p>
          </table:table-cell>
          <table:table-cell table:style-name="ce5" table:formula="of:=[.I185]/3" office:value-type="currency" office:currency="USD" office:value="127.556666666667">
            <text:p>$127.5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float" office:value="0.25">
            <text:p><text:s/>1/4</text:p>
          </table:table-cell>
          <table:table-cell table:style-name="ce5" table:formula="of:=[.I185]/4" office:value-type="currency" office:currency="USD" office:value="95.6675">
            <text:p>$95.6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135 cards</text:p>
          </table:table-cell>
          <table:table-cell table:number-columns-repeated="1021"/>
        </table:table-row>
        <table:table-row table:style-name="ro2">
          <table:table-cell office:value-type="string">
            <text:p>Evo Crushinators of Doom</text:p>
          </table:table-cell>
          <table:table-cell office:value-type="string">
            <text:p>S2</text:p>
          </table:table-cell>
          <table:table-cell office:value-type="string">
            <text:p>Crystal Paladin</text:p>
          </table:table-cell>
          <table:table-cell office:value-type="string">
            <text:p>Ultra Rare</text:p>
          </table:table-cell>
          <table:table-cell office:value-type="float" office:value="1">
            <text:p>1</text:p>
          </table:table-cell>
          <table:table-cell office:value-type="currency" office:currency="USD" office:value="26.77">
            <text:p>$26.77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90]+1" office:value-type="float" office:value="0">
            <text:p>#VALUE!</text:p>
          </table:table-cell>
          <table:table-cell office:value-type="string">
            <text:p>Gatling Sky Terror</text:p>
          </table:table-cell>
          <table:table-cell office:value-type="string">
            <text:p>Super Rare</text:p>
          </table:table-cell>
          <table:table-cell office:value-type="float" office:value="2">
            <text:p>2</text:p>
          </table:table-cell>
          <table:table-cell office:value-type="currency" office:currency="USD" office:value="17.85">
            <text:p>$17.85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office:value-type="string">
            <text:p>S7</text:p>
          </table:table-cell>
          <table:table-cell office:value-type="string">
            <text:p>Astrocomet Dragon</text:p>
          </table:table-cell>
          <table:table-cell office:value-type="string">
            <text:p>Ultra Rare</text:p>
          </table:table-cell>
          <table:table-cell office:value-type="float" office:value="1">
            <text:p>1</text:p>
          </table:table-cell>
          <table:table-cell office:value-type="currency" office:currency="USD" office:value="13.38">
            <text:p>$13.38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table:formula="of:=[.B192]+1" office:value-type="float" office:value="0">
            <text:p>#VALUE!</text:p>
          </table:table-cell>
          <table:table-cell office:value-type="string">
            <text:p>Dia Nork, Moonlight Guardian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6.95">
            <text:p>$6.95</text:p>
          </table:table-cell>
          <table:table-cell table:number-columns-repeated="1018"/>
        </table:table-row>
        <table:table-row table:style-name="ro2">
          <table:table-cell office:value-type="string">
            <text:p>Evo Crushinators of Doom</text:p>
          </table:table-cell>
          <table:table-cell office:value-type="string">
            <text:p>23a</text:p>
          </table:table-cell>
          <table:table-cell office:value-type="string">
            <text:p>Amber Pierc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table:number-columns-repeated="1018"/>
        </table:table-row>
        <table:table-row table:style-name="ro2">
          <table:table-cell office:value-type="string">
            <text:p>Evo Crushinators of Doom</text:p>
          </table:table-cell>
          <table:table-cell office:value-type="string">
            <text:p>42a</text:p>
          </table:table-cell>
          <table:table-cell office:value-type="string">
            <text:p>Metalwing Skyterro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95]+1" office:value-type="float" office:value="0">
            <text:p>#VALUE!</text:p>
          </table:table-cell>
          <table:table-cell office:value-type="string">
            <text:p>Brain Serum</text:p>
          </table:table-cell>
          <table:table-cell office:value-type="string">
            <text:p>Uncommon</text:p>
          </table:table-cell>
          <table:table-cell office:value-type="float" office:value="3">
            <text:p>3</text:p>
          </table:table-cell>
          <table:table-cell office:value-type="currency" office:currency="USD" office:value="4.95">
            <text:p>$4.95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office:value-type="string">
            <text:p>85a</text:p>
          </table:table-cell>
          <table:table-cell office:value-type="string">
            <text:p>Rothus, the Traveler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4.95">
            <text:p>$4.95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table:formula="of:=[.B197]+1" office:value-type="float" office:value="0">
            <text:p>#VALUE!</text:p>
          </table:table-cell>
          <table:table-cell office:value-type="string">
            <text:p>Szubs Kin, Twilight Guardian</text:p>
          </table:table-cell>
          <table:table-cell office:value-type="string">
            <text:p>Rare</text:p>
          </table:table-cell>
          <table:table-cell office:value-type="float" office:value="2">
            <text:p>2</text:p>
          </table:table-cell>
          <table:table-cell office:value-type="currency" office:currency="USD" office:value="2.67">
            <text:p>$2.67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198]+1" office:value-type="float" office:value="0">
            <text:p>#VALUE!</text:p>
          </table:table-cell>
          <table:table-cell office:value-type="string">
            <text:p>Natural Snare</text:p>
          </table:table-cell>
          <table:table-cell office:value-type="string">
            <text:p>Rare</text:p>
          </table:table-cell>
          <table:table-cell office:value-type="float" office:value="1">
            <text:p>1</text:p>
          </table:table-cell>
          <table:table-cell office:value-type="currency" office:currency="USD" office:value="2.67">
            <text:p>$2.67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table:formula="of:=[.B199]+1" office:value-type="float" office:value="0">
            <text:p>#VALUE!</text:p>
          </table:table-cell>
          <table:table-cell office:value-type="string">
            <text:p>Rayla, Truth Enforcer</text:p>
          </table:table-cell>
          <table:table-cell office:value-type="string">
            <text:p>Super Rare</text:p>
          </table:table-cell>
          <table:table-cell office:value-type="float" office:value="2">
            <text:p>2</text:p>
          </table:table-cell>
          <table:table-cell office:value-type="currency" office:currency="USD" office:value="2.49">
            <text:p>$2.49</text:p>
          </table:table-cell>
          <table:table-cell table:number-columns-repeated="1018"/>
        </table:table-row>
        <table:table-row table:style-name="ro1">
          <table:table-cell office:value-type="string">
            <text:p>Base</text:p>
          </table:table-cell>
          <table:table-cell table:formula="of:=[.B200]+1" office:value-type="float" office:value="0">
            <text:p>#VALUE!</text:p>
          </table:table-cell>
          <table:table-cell office:value-type="string">
            <text:p>King Ripped-Hide</text:p>
          </table:table-cell>
          <table:table-cell office:value-type="string">
            <text:p>Super Rare</text:p>
          </table:table-cell>
          <table:table-cell office:value-type="float" office:value="1">
            <text:p>1</text:p>
          </table:table-cell>
          <table:table-cell office:value-type="currency" office:currency="USD" office:value="2.49">
            <text:p>$2.49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table:formula="of:=[.B201]+1" office:value-type="float" office:value="0">
            <text:p>#VALUE!</text:p>
          </table:table-cell>
          <table:table-cell office:value-type="string">
            <text:p>Seamine</text:p>
          </table:table-cell>
          <table:table-cell office:value-type="string">
            <text:p>Super Rare</text:p>
          </table:table-cell>
          <table:table-cell office:value-type="float" office:value="1">
            <text:p>1</text:p>
          </table:table-cell>
          <table:table-cell office:value-type="currency" office:currency="USD" office:value="2.49">
            <text:p>$2.49</text:p>
          </table:table-cell>
          <table:table-cell table:number-columns-repeated="1018"/>
        </table:table-row>
        <table:table-row table:style-name="ro2">
          <table:table-cell office:value-type="string">
            <text:p>Base</text:p>
          </table:table-cell>
          <table:table-cell table:formula="of:=[.B202]+1" office:value-type="float" office:value="0">
            <text:p>#VALUE!</text:p>
          </table:table-cell>
          <table:table-cell office:value-type="string">
            <text:p>Gigargon</text:p>
          </table:table-cell>
          <table:table-cell office:value-type="string">
            <text:p>Super Rare</text:p>
          </table:table-cell>
          <table:table-cell office:value-type="float" office:value="1">
            <text:p>1</text:p>
          </table:table-cell>
          <table:table-cell office:value-type="currency" office:currency="USD" office:value="2.49">
            <text:p>$2.49</text:p>
          </table:table-cell>
          <table:table-cell table:number-columns-repeated="1018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ard_Box.A2:Card_Box.I18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16">
      <number:currency-symbol>$</number:currency-symbol>
      <number:number number:decimal-places="2" number:min-integer-digits="1" number:grouping="true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7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17" number:language="en" number:country="US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511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5/21/2015</text:date>, <text:time>12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48Z</meta:creation-date>
    <dc:date>2015-05-21T12:31:53.37</dc:date>
    <meta:editing-cycles>31</meta:editing-cycles>
    <meta:editing-duration>PT1H18M23S</meta:editing-duration>
    <meta:document-statistic meta:table-count="1" meta:cell-count="1479" meta:object-count="0"/>
    <meta:user-defined meta:name="Info 1"/>
    <meta:user-defined meta:name="Info 2"/>
    <meta:user-defined meta:name="Info 3"/>
    <meta:user-defined meta:name="Info 4"/>
  </office:meta>
</office:document-meta>
</file>